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/>
    </style:style>
    <style:style style:name="P5" style:family="paragraph" style:parent-style-name="Standard">
      <style:paragraph-properties>
        <style:tab-stops>
          <style:tab-stop style:position="4.313cm"/>
        </style:tab-stops>
      </style:paragraph-properties>
      <style:text-properties fo:font-size="14pt" fo:font-style="italic" officeooo:paragraph-rsid="0011fcbf" style:font-size-asian="14pt" style:font-style-asian="italic" style:font-size-complex="14pt"/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>
        <style:tab-stops>
          <style:tab-stop style:position="4.313cm"/>
        </style:tab-stops>
      </style:paragraph-properties>
    </style:style>
    <style:style style:name="P8" style:family="paragraph" style:parent-style-name="Standard">
      <style:paragraph-properties fo:margin-left="0.25cm" fo:margin-right="0cm" fo:text-indent="-0.25cm" style:auto-text-indent="false">
        <style:tab-stops>
          <style:tab-stop style:position="7.50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9" style:family="paragraph" style:parent-style-name="Standard">
      <style:paragraph-properties fo:margin-left="1.251cm" fo:margin-right="0cm" fo:text-indent="0cm" style:auto-text-indent="false">
        <style:tab-stops>
          <style:tab-stop style:position="7.50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margin-left="1.244cm" fo:margin-right="0cm" fo:text-indent="0cm" style:auto-text-indent="false"/>
      <style:text-properties fo:font-size="14pt" fo:font-style="italic" style:font-size-asian="14pt" style:font-style-asian="italic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5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officeooo:paragraph-rsid="0014d8a3" style:font-size-asian="14pt" style:font-style-asian="italic" style:font-size-complex="14pt"/>
    </style:style>
    <style:style style:name="P16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officeooo:rsid="0013832c" officeooo:paragraph-rsid="0016157d" style:font-size-asian="14pt" style:font-style-asian="italic" style:font-size-complex="14pt"/>
    </style:style>
    <style:style style:name="P17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8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officeooo:paragraph-rsid="0013b6da" style:font-size-asian="14pt" style:font-style-asian="italic" style:font-size-complex="14pt"/>
    </style:style>
    <style:style style:name="P19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officeooo:rsid="0013b6da" officeooo:paragraph-rsid="0013b6da" style:font-size-asian="14pt" style:font-style-asian="italic" style:font-size-complex="14pt"/>
    </style:style>
    <style:style style:name="T1" style:family="text">
      <style:text-properties fo:font-size="14pt" fo:font-style="italic" style:font-size-asian="14pt" style:font-style-asian="italic" style:font-size-complex="14pt"/>
    </style:style>
    <style:style style:name="T2" style:family="text">
      <style:text-properties fo:font-size="14pt" fo:font-style="italic" officeooo:rsid="0013b6da" style:font-size-asian="14pt" style:font-style-asian="italic" style:font-size-complex="14pt"/>
    </style:style>
    <style:style style:name="T3" style:family="text">
      <style:text-properties fo:font-size="14pt" fo:font-style="italic" officeooo:rsid="0014d8a3" style:font-size-asian="14pt" style:font-style-asian="italic" style:font-size-complex="14pt"/>
    </style:style>
    <style:style style:name="T4" style:family="text"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T5" style:family="text">
      <style:text-properties fo:font-size="14pt" fo:font-style="italic" style:text-underline-style="none" style:font-size-asian="14pt" style:font-style-asian="italic" style:font-size-complex="14pt"/>
    </style:style>
    <style:style style:name="T6" style:family="text">
      <style:text-properties fo:font-size="14pt" fo:font-style="italic" style:text-underline-style="none" officeooo:rsid="0013b6da" style:font-size-asian="14pt" style:font-style-asian="italic" style:font-size-complex="14pt"/>
    </style:style>
    <style:style style:name="T7" style:family="text">
      <style:text-properties officeooo:rsid="0011fcbf"/>
    </style:style>
    <style:style style:name="T8" style:family="text">
      <style:text-properties fo:font-weight="bold" officeooo:rsid="0014d8a3" style:font-weight-asian="bold" style:font-weight-complex="bold"/>
    </style:style>
    <style:style style:name="T9" style:family="text">
      <style:text-properties officeooo:rsid="0013b6da"/>
    </style:style>
    <style:style style:name="T10" style:family="text">
      <style:text-properties officeooo:rsid="0014d8a3"/>
    </style:style>
    <style:style style:name="T11" style:family="text">
      <style:text-properties officeooo:rsid="001615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isztelt Szülők!</text:p>
      <text:p text:style-name="P1"/>
      <text:p text:style-name="P3">A beiratkozáskor szükségesek a következők:</text:p>
      <text:p text:style-name="P2"/>
      <text:p text:style-name="Standard"><text:span text:style-name="T1"><text:tab/></text:span><text:span text:style-name="T4">Eredeti</text:span><text:span text:style-name="T1"> óvodai szakvélemény</text:span></text:p>
      <text:p text:style-name="P4"/>
      <text:p text:style-name="P4"><text:tab/>A gyermek sz<text:span text:style-name="T11">emélyi igazolványa</text:span></text:p>
      <text:p text:style-name="P4"/>
      <text:p text:style-name="P11">A tanuló és a gondviselő tartózkodási helyét, lakcímét igazoló kártya<text:line-break/></text:p>
      <text:p text:style-name="P4"><text:tab/>A tanuló TAJ kártyája</text:p>
      <text:p text:style-name="P8"/>
      <text:p text:style-name="P9">Az iskola honlapjáról letölthető:</text:p>
      <text:list xml:id="list2425295274" text:style-name="L1">
        <text:list-item>
          <text:list>
            <text:list-item>
              <text:p text:style-name="P14">tanulói adatlap</text:p>
            </text:list-item>
            <text:list-item>
              <text:p text:style-name="P15">szülői nyilatkozat közös gyermekfelügyeleti jogról <text:line-break/><text:tab/><text:tab/><text:tab/><text:tab/><text:tab/><text:tab/><text:span text:style-name="T8">mindkét szülő által aláírva</text:span></text:p>
            </text:list-item>
            <text:list-item>
              <text:p text:style-name="P14"><text:span text:style-name="T10">etika/</text:span>hit- és erkölcstan nyilatkozat</text:p>
            </text:list-item>
            <text:list-item>
              <text:p text:style-name="P16">szülői nyilatkozat életvitelszerű lakhelyről</text:p>
            </text:list-item>
            <text:list-item>
              <text:p text:style-name="P16"><text:span text:style-name="T11">szülői nyilatkozat felvételi eredmény értesítésének módjáról</text:span><text:line-break/></text:p>
            </text:list-item>
          </text:list>
        </text:list-item>
      </text:list>
      <text:p text:style-name="P6"><text:tab/>kitöltve.</text:p>
      <text:p text:style-name="P4"/>
      <text:p text:style-name="P11">Külföldi állampolgár<text:span text:style-name="T7">ságú gyermek esetén</text:span> letelepedési, munkavállalási, stb. engedélyek.</text:p>
      <text:p text:style-name="P4"/>
      <text:p text:style-name="P4"><text:tab/>Gyermekét egyedül nevelő szülő esetén az ezt igazoló okirat </text:p>
      <text:p text:style-name="P4"><text:tab/>(pl. gyermek-elhelyezési határozat)</text:p>
      <text:p text:style-name="P2"/>
      <text:p text:style-name="Standard"><text:span text:style-name="T1"><text:tab/></text:span><text:span text:style-name="T2">Étkezési </text:span><text:span text:style-name="T3">térítési díj </text:span><text:span text:style-name="T2">kedvezmény</text:span><text:span text:style-name="T5"> ig</text:span><text:span text:style-name="T6">ényléséhez</text:span><text:span text:style-name="T5"> (fénymásolat):</text:span></text:p>
      <text:list xml:id="list1426968554" text:style-name="WW8Num1">
        <text:list-item>
          <text:p text:style-name="P18">Tartósan beteg gyermek esetén <text:span text:style-name="T9">tartós beteg kártya és a honlapunkról letölthető orvosi igazolás nyomtatvány,</text:span></text:p>
        </text:list-item>
        <text:list-item>
          <text:p text:style-name="P17">3 v<text:span text:style-name="T7">agy</text:span> több gyermek <text:span text:style-name="T7">nevelése </text:span>esetén családi pótlék igazolás,</text:p>
        </text:list-item>
        <text:list-item>
          <text:p text:style-name="P17">rendszeres gyermekvédelmi támogatás esetén határozat,</text:p>
        </text:list-item>
        <text:list-item>
          <text:p text:style-name="P19">ételallergia esetén szakorvosi igazolás.</text:p>
          <text:p text:style-name="P17"/>
        </text:list-item>
      </text:list>
      <text:p text:style-name="P12">Minden igazoláson <text:s/>kérjük feltüntetni a szülő v. gondviselő és a gyermek nevét!</text:p>
      <text:p text:style-name="P10"/>
      <text:p text:style-name="P5"><text:span text:style-name="T7">I</text:span>skola elérhetősége:<text:tab/><text:span text:style-name="T7">+36-1/</text:span>225-0967, <text:s text:c="3"/></text:p>
      <text:p text:style-name="P5"><text:span text:style-name="T7">fax:<text:tab/>+36-1/</text:span>225-0964</text:p>
      <text:p text:style-name="P7"><text:span text:style-name="T1">e-mail:<text:tab/></text:span><text:a xlink:type="simple" xlink:href="mailto:koskaroly@koskaroly.sulinet.hu" text:style-name="Internet_20_link" text:visited-style-name="Visited_20_Internet_20_Link"><text:span text:style-name="Internet_20_link"><text:span text:style-name="T1">koskaroly@koskaroly.sulinet.hu</text:span></text:span></text:a></text:p>
      <text:p text:style-name="P7"><text:span text:style-name="T1">weblap-cím:<text:tab/></text:span><text:a xlink:type="simple" xlink:href="http://www.vmg.sulinet.hu/" text:style-name="Internet_20_link" text:visited-style-name="Visited_20_Internet_20_Link"><text:span text:style-name="Internet_20_link"><text:span text:style-name="T1">www.vmg.sulinet.hu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borékszöveg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ekezdés_20_alapbetűtípusa" style:display-name="Bekezdés alapbetűtípusa" style:family="text"/>
    <style:style style:name="Internet_20_link" style:display-name="Internet link" style:family="text" style:parent-style-name="Bekezdés_20_alapbetűtípusa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4.552cm" fo:text-indent="-0.635cm" fo:margin-left="14.5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3.49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4.764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6.0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sztelt Szülők</dc:title>
    <meta:initial-creator>Éva</meta:initial-creator>
    <meta:creation-date>2003-04-01T09:45:00</meta:creation-date>
    <dc:date>2018-04-06T17:17:39.072442674</dc:date>
    <meta:print-date>2012-03-09T08:30:00</meta:print-date>
    <meta:editing-cycles>28</meta:editing-cycles>
    <meta:editing-duration>PT12H18M40S</meta:editing-duration>
    <meta:generator>LibreOffice/5.4.5.1$Linux_X86_64 LibreOffice_project/40m0$Build-1</meta:generator>
    <meta:document-statistic meta:table-count="0" meta:image-count="0" meta:object-count="0" meta:page-count="1" meta:paragraph-count="27" meta:word-count="147" meta:character-count="1213" meta:non-whitespace-character-count="1080"/>
  </office:meta>
</office:document-meta>
</file>